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3.5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io gen cnt</text:p>
          </table:table-cell>
          <table:table-cell office:value-type="string" calcext:value-type="string">
            <text:p>io gen cpus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2,3,4,5,6,7,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84467440736455E+019" calcext:value-type="float">
            <text:p>18,446,744,073,645,500,000</text:p>
          </table:table-cell>
          <table:table-cell/>
          <table:table-cell office:value-type="string" calcext:value-type="string">
            <text:p>emq0 spinlock</text:p>
          </table:table-cell>
        </table:table-row>
        <table:table-row table:style-name="ro1">
          <table:table-cell table:number-columns-repeated="5"/>
          <table:table-cell office:value-type="float" office:value="1.84467440736475E+019" calcext:value-type="float">
            <text:p>18,446,744,073,647,500,0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84467440736445E+019" calcext:value-type="float">
            <text:p>18,446,744,073,644,500,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.84467440736445E+019" calcext:value-type="float">
            <text:p>18,446,744,073,644,500,0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84467440736125E+019" calcext:value-type="float">
            <text:p>18,446,744,073,612,500,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.84467440734285E+019" calcext:value-type="float">
            <text:p>18,446,744,073,428,500,0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84467440734275E+019" calcext:value-type="float">
            <text:p>18,446,744,073,427,500,000</text:p>
          </table:table-cell>
          <table:table-cell table:number-columns-repeated="2"/>
        </table:table-row>
        <table:table-row table:style-name="ro1" table:number-rows-repeated="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2:56:30.834564897</meta:creation-date>
    <meta:generator>LibreOffice/7.4.7.2$Linux_X86_64 LibreOffice_project/40$Build-2</meta:generator>
    <dc:date>2023-09-26T13:05:59.109112054</dc:date>
    <meta:editing-duration>PT9M29S</meta:editing-duration>
    <meta:editing-cycles>1</meta:editing-cycles>
    <meta:document-statistic meta:table-count="1" meta:cell-count="21" meta:object-count="0"/>
  </office:meta>
</office:document-meta>
</file>